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text-properties style:text-underline-style="solid" style:text-underline-width="auto" style:text-underline-color="font-color"/>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2">
      <style:paragraph-properties fo:text-align="start" style:justify-single-word="false"/>
    </style:style>
    <style:style style:name="T1"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es glucides: métabolisme</text:p>
      <text:p text:style-name="P2"/>
      <text:p text:style-name="P4">Catabolisme fourni l'énergie et l'anabolisme met en réserve des glucides.</text:p>
      <text:p text:style-name="P3"/>
      <text:p text:style-name="P3">1/Métabolisme du glycogène et de l'amidon:</text:p>
      <text:p text:style-name="P3"/>
      <text:p text:style-name="P3">1.1/Le catabolisme:</text:p>
      <text:p text:style-name="P3"/>
      <text:p text:style-name="P3">1.1.1/Digestif:</text:p>
      <text:p text:style-name="P3"/>
      <text:p text:style-name="P4">Ils sont apportés par l'alimentation, l'amidon et le glycogènes étant de grosse molécules ils ne peuve,t pas traverser la paroi intestinale, au cors de la digestion els vont etre hydrolyser apre des alpha-glucosidase. Les alpha glucosidase qui hydolyse l'amidon sont appelé les alpha-amylase on entrouve dans la salive dès le début de la digestion. Le amltose est un disacharides résultant de la gigestion de l'amidon et du glycogène au niveau de l'intestin grêle le maltose est digéré par des enzymes les maltases qui permettent d'hydroliser le maltose ce qui donne du glucose qui va etre absorbé par les entérosites et se retrouver dans la circulation sanguine, les entérosite ont un cell coat imporatant qui possède des maltase, les entérosite tapissent les parois de l'intestin grêle. Après un repas le taux de glucose augmente, cet état hyperglycémique est détecté par le cerveau et pour cela il envoi un ordre au pancréas et lui donne l'ordre de libérer de l'insuline qui va permettre d retrouver une glycémie normale. L'insuline augment la perméabilité au glucose des cellules, elle va également augmenter, favoriser la mise en réserve du glucose sous forme de glycogène essentiellement dans le foi et sous forme de lipides (tissu adipeux) elle va empêcher le tissu adipeux de se détruire. En cas d'hypoglycémie le cerveau demande au pancréas de fabriquer du glucagon qui a l'effet inverse de l'insuline. Il est antagoniste de l'insuline.</text:p>
      <text:p text:style-name="P4"/>
      <text:p text:style-name="P3">1.1.2/La glycogénolyse:</text:p>
      <text:p text:style-name="P3"/>
      <text:p text:style-name="P4">En cas d'hypoglycémie déclenchée grâce au glucagon. Le but est de libérer du glucose 6 phosphate on l'appelle la phosphorolyse. Le glucagon a un effet sur le foi on trouve du glycogène dans les muscles activée par l'adrénaline. Elle se fait en trois étapes: </text:p>
      <text:p text:style-name="P4">-enlever un résidus glucose du glycogène donc un résidu de glucose en moins (n:nombre de glucose) ici n-1 ceci se fait grâce a à la glycogène phosphorilase. L'alpha 1-6 glucosidase permet de séparer chaine principale et chaine ramifiée c'est un enzyme débranchante ceci va permettre la glycogénolyse totale. La réaction de phosphorilase est particulière c'est le PP qui fournit le groupement phosphate ceci permet un meilleur rendement et une économie d'énergie pas d'ATP.</text:p>
      <text:p text:style-name="P4">-glucose1-phosphate est isomérisé en glucose 6 phosphate cetté étape est assuré par une phosphoglucomutase (site actif OH qui peut etre estérifier par un phosphate)</text:p>
      <text:p text:style-name="P4">-elle se fait dans le foie le glucose 6 phosphate est déphosphorilé par une enzyme la gluco 6 phosphatase le glucose est libéré dans le sang pour faire augmenter la glycémie cette dernièrer étape ne se fait que dans le foi. Dans le muscle on s'arrete à la deuxième étape donc le muscle peut directement utilisé le glucose 6 phosphate.</text:p>
      <text:p text:style-name="P4"/>
      <text:p text:style-name="P3">1.2/L'anabolisme du glycogène=la glycogénogénése:</text:p>
      <text:p text:style-name="P4"/>
      <text:p text:style-name="P4">1.2.1/Activation du glucose</text:p>
      <text:p text:style-name="P4"/>
      <text:p text:style-name="P4">Elle est déclenchée quand la glycémie augmente ,l'objectif est de stocker le glucose sous forme de glycogène dans le foi et les muscle. A partir de n glucose on obtient moins de glycogène on peut avoir plusieurs millier de glucose sur un chaine.</text:p>
      <text:p text:style-name="P4"/>
      <text:p text:style-name="P4"><text:soft-page-break/>-étape de phospjorilasion du glucose en glucose 6 phosphat grace à l'ATP, c'est soi la glucokinase qui entervient dand le foi eu l'hexochionase qui intervient dans le muscle.</text:p>
      <text:p text:style-name="P4">-Le glucose 6 phosphate est isomérisé en glucose 1 phosphate l'enzyme ets une phosphoglucomutase</text:p>
      <text:p text:style-name="P4">-le glucose 1 phosphate est transferé sur un nucléiotide l'UTP ce qui donne de l'UDP et du pyrophosphate</text:p>
      <text:p text:style-name="P4">-un glycogène synthétase permet de transférer d'un glucose sur le glycogène on obtient un glycogène n+1 et l'UDP est libéré, il doit être régénéré et revenir sous sa forme UTP en utilisant de l'ATP.</text:p>
      <text:p text:style-name="P4">-cete étape permet de brancher le sramification grace à la glycolyse 1-6 transférase</text:p>
      <text:p text:style-name="P4"/>
      <text:p text:style-name="P4">1,2 et 3 sont des réaction d'activation du glucose et les dernière sont des réactions de condensation. Le glucose activé est sous la forme UDP-glucose</text:p>
      <text:p text:style-name="P4"/>
      <text:p text:style-name="P3">1.2.3/Bilan:</text:p>
      <text:p text:style-name="P3"/>
      <text:p text:style-name="P4">Elle est consommatrice d'énergie. Bilan: 2 ATP consommés par glucose La néoglucogénogénése est consommateur d'énergie.</text:p>
      <text:p text:style-name="P4">1°</text:p>
      <text:p text:style-name="P3">2/Le métabolisme du glucose:</text:p>
      <text:p text:style-name="P4"/>
      <text:p text:style-name="P3">2.1/Le catabolisme=la glycolyse</text:p>
      <text:p text:style-name="P3"/>
      <text:p text:style-name="P4">Le glucose est essentiellement dégradé par la glycolyse fig2 elle se déroule dans le cytoplasme et c'est un processus anaérobie. Cet première phase fig 2 a permis d'activer le glucose ,une molécule de glucose donne 2 GA3P (glycéraldéhyde 3 phosphate). Au cours de l'étape d'activation il y a eut 2 ATP consommées et 4 ATP produit dans la phase de récupération 4 ATP produit cette réaction permet au cellule de fabriquer 2 molécules d'ATP pour une de glucose ce qui est assez peu. La plus part des réaction de la glycolise sont réversibles sauf deux ce sont la première et la dernière (la phosphorilation et la réacupération d'ATP). Elles vbont permettre la régulation de la glycolyse Notament la régulation enzymatique, le pyruvate et l'ATP peuvent inhiber les première et dernière <text:s/>enzymes. La glycolyse est pau énergétique puisque l'on ne récupérer que 2 molécules d'ATP. Le fructose est un point d'entrée aussi, le glycogèn » fabriqué par nos cellules est aussi un point d'entrée. La néoglucogénése fabrication de glucose nouveau la glycolyse peut servie à fabriquer d'autres molécules.De l'acide ascorbique (vitamine C). On peut se demander que deviennent les deux molécules de pyruvate.</text:p>
      <text:p text:style-name="P4"/>
      <text:p text:style-name="P4"/>
      <text:p text:style-name="P4">1°</text:p>
      <text:p text:style-name="P4"/>
      <text:p text:style-name="P4">Ce pyruvate peut prendre trois voies ce la va dépendre de la cellule elle même, et de son comportement face à l'O2. On a des cellules aérobies strictes elles ne peuvent fonctionner qu'en présence d'O2. Le pyruvate va emprunter la voie de la décarboxilation oxydative elle va etre emprunter par les aérobie et les AAF à condition qu'il y est de l'O2.</text:p>
      <text:p text:style-name="P4"/>
      <text:p text:style-name="P4">2°</text:p>
      <text:p text:style-name="P4"/>
      <text:p text:style-name="P4"/>
      <text:p text:style-name="P4">La réaction a fournie du NADH,H+ qu'il faudra à un moment régénérer.</text:p>
      <text:p text:style-name="P4"/>
      <text:p text:style-name="P4"><text:s/>Dihydrolipoyil transacetylase deshydrogénase.</text:p>
      <text:p text:style-name="P4"/>
      <text:p text:style-name="P4"><text:soft-page-break/></text:p>
      <text:p text:style-name="P4">Il peut emprunter la voie de la fermentation AAF et anaérobie et les aérobie peuvent l'emprunter mais pendant un moment très court.Les voie fermentaires ne servent qu'à recycler le NADH,H+ de la glycolyse; L'une des voies les plus connue est la voie alcoolique.</text:p>
      <text:p text:style-name="P4"/>
      <text:list xml:id="list1569703566" text:style-name="L1">
        <text:list-item>
          <text:p text:style-name="P8"><text:span text:style-name="T1">Alcoolique: c'est une voie effectuée par certaines levures 3°</text:span></text:p>
        </text:list-item>
        <text:list-item>
          <text:p text:style-name="P8"><text:span text:style-name="T1">Homolactique: 4° l'acide lactique fait baisser le pH du lait ce qui va désorganiser les caséines qui vont perdre en masse yaourt. C'est également une voie que peuvent emprunter les cellule animales dans certains cas particuliers. Par exemple pour renouveller les co enzyme en cas de manque d'O2 que d'acide lactique.</text:span></text:p>
        </text:list-item>
        <text:list-item>
          <text:p text:style-name="P8"><text:span text:style-name="T1">Acides mixtes on l'utilise comme teste d'identification</text:span></text:p>
        </text:list-item>
        <text:list-item>
          <text:p text:style-name="P8"><text:span text:style-name="T1">Butyrique (butyrate)</text:span></text:p>
        </text:list-item>
        <text:list-item>
          <text:p text:style-name="P8"><text:span text:style-name="T1">Propionique (proprionate)</text:span></text:p>
        </text:list-item>
      </text:list>
      <text:p text:style-name="P7"><text:span text:style-name="T1"/></text:p>
      <text:p text:style-name="P7"><text:span text:style-name="T1">En carboxilant le pyruvate on va obtenir de l'oxalo acétate qui est un précurseur de nombreux acides aminés.5°</text:span></text:p>
      <text:p text:style-name="P7"><text:span text:style-name="T1"/></text:p>
      <text:p text:style-name="P7"><text:span text:style-name="T1">2.3/La voie des pentoses phosphates</text:span></text:p>
      <text:p text:style-name="P7"><text:span text:style-name="T1"/></text:p>
      <text:p text:style-name="P7"><text:span text:style-name="T1">Le pentose phosphate utilise un produit de la glycolyse glucose 6 phosphate pour fanbriquer d'autre molécules notament un gluycide à 5 carbone . Elle se déroule en trois phase.</text:span></text:p>
      <text:list xml:id="list966362906" text:style-name="L2">
        <text:list-item>
          <text:p text:style-name="P9"><text:span text:style-name="T1">Phase oxydative</text:span></text:p>
        </text:list-item>
        <text:list-item>
          <text:p text:style-name="P9"><text:span text:style-name="T1">phase isomérisation</text:span></text:p>
        </text:list-item>
        <text:list-item>
          <text:p text:style-name="P9"><text:span text:style-name="T1">phase de retour à la glycolyse</text:span></text:p>
        </text:list-item>
      </text:list>
      <text:p text:style-name="P7"><text:span text:style-name="T1"/></text:p>
      <text:p text:style-name="P7"><text:span text:style-name="T1">L'un des rôle de la voie des pentose phosphate est de produire des NADPH,H+, il participe au <text:s/>en association au glutation au maintien du pH; Le glutathion c'est un qui contient de la systéine, GsH. Il est posssible de combiner 2 glutations en présence NADPH,H+ et en créant un pont disulfure.</text:span></text:p>
      <text:p text:style-name="P7"><text:span text:style-name="T1">6°.</text:span></text:p>
      <text:p text:style-name="P7"><text:span text:style-name="T1">Chez les cellules végétales le NADPH,H+ intervient dans la photosynthèse elles sont donc besoin de plus de NADPH,H+ que nous. Il intervient aussi dans la détoxification cellulaire et permet de fabrisuer du ribose 5 phosphate.</text:span></text:p>
      <text:p text:style-name="P7"><text:span text:style-name="T1"/></text:p>
      <text:p text:style-name="P7"><text:span text:style-name="T1">2.4/Anabolisme=la néoglucogénése:</text:span></text:p>
      <text:p text:style-name="P7"><text:span text:style-name="T1"/></text:p>
      <text:p text:style-name="P7"><text:span text:style-name="T1">Le pyruvate peut etre fabriquer à partir de nombreuses molécules comme des lipides (acides gras), mais aussi des tryglycérine via le glycérol. On peut fabriquer du glucose à partir d'acides aminés. Si les cellules utilisent des aa pour fabriquer du glucose c'est que l'on est dans un stade de famine avancée.</text:span></text:p>
      <text:p text:style-name="P7"><text:span text:style-name="T1"/></text:p>
      <text:p text:style-name="P7"><text:span text:style-name="T1">2.5/Le cycle de Calvin:</text:span></text:p>
      <text:p text:style-name="P7"><text:span text:style-name="T1"/></text:p>
      <text:p text:style-name="P7"><text:span text:style-name="T1">C'est un processus exclusivement végétal, c'est ce cycle qui permet aux végétaux de fabriquer des sucres à partir du CO2. Il faut partir de la phase sombre de l photosynthèse.</text:span></text:p>
      <text:p text:style-name="P7"><text:span text:style-name="T1"/></text:p>
      <text:p text:style-name="P7"><text:span text:style-name="T1">3/Métabolisme des autres glucides:</text:span></text:p>
      <text:p text:style-name="P7"><text:span text:style-name="T1">3.1/Le fructose:</text:span></text:p>
      <text:p text:style-name="P7"><text:span text:style-name="T1"/></text:p>
      <text:p text:style-name="P7"><text:span text:style-name="T1">Le fructose dans l'alimentation peut etre apporter soit directement par exemple dans le fruit et le miel, il peut ette apporter sous forme de sacharose. </text:span></text:p>
      <text:p text:style-name="P7"><text:span text:style-name="T1"/></text:p>
      <text:p text:style-name="P7"><text:span text:style-name="T1"/></text:p>
      <text:list xml:id="list1544221480" text:continue-list="list1569703566" text:style-name="L1">
        <text:list-header>
          <text:p text:style-name="P8"><text:soft-page-break/><text:span text:style-name="T1"/></text:p>
        </text:list-header>
      </text:list>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3-28T09:37:22</meta:creation-date>
    <dc:date>2011-04-04T11:41:56</dc:date>
    <dc:creator>robin margier</dc:creator>
    <meta:editing-duration>PT05H29M54S</meta:editing-duration>
    <meta:editing-cycles>6</meta:editing-cycles>
    <meta:generator>OpenOffice.org/3.2$Unix OpenOffice.org_project/320m18$Build-9502</meta:generator>
    <meta:document-statistic meta:table-count="0" meta:image-count="0" meta:object-count="0" meta:page-count="4" meta:paragraph-count="53" meta:word-count="1323" meta:character-count="8239"/>
  </office:meta>
</office:document-meta>
</file>